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kkitt" svg:font-family="Rokkit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8pt" officeooo:rsid="001b65e0" officeooo:paragraph-rsid="001b65e0" style:font-size-asian="15.75pt" style:font-size-complex="18pt"/>
    </style:style>
    <style:style style:name="P2" style:family="paragraph" style:parent-style-name="Standard">
      <style:paragraph-properties fo:text-align="end" style:justify-single-word="false"/>
      <style:text-properties fo:font-size="18pt" officeooo:rsid="001b65e0" officeooo:paragraph-rsid="00250600" style:font-size-asian="15.75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1b65e0" officeooo:paragraph-rsid="001e5123" style:font-size-asian="15.75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officeooo:rsid="001c279e" officeooo:paragraph-rsid="001e5123" style:font-size-asian="15.75pt" style:font-size-complex="18pt"/>
    </style:style>
    <style:style style:name="P5" style:family="paragraph" style:parent-style-name="Standard">
      <style:paragraph-properties fo:text-align="end" style:justify-single-word="false"/>
      <style:text-properties fo:font-size="18pt" officeooo:rsid="001c279e" officeooo:paragraph-rsid="00250600" style:font-size-asian="15.75pt" style:font-size-complex="18pt"/>
    </style:style>
    <style:style style:name="P6" style:family="paragraph" style:parent-style-name="Standard">
      <style:paragraph-properties fo:text-align="end" style:justify-single-word="false"/>
      <style:text-properties fo:font-size="18pt" officeooo:rsid="001c279e" officeooo:paragraph-rsid="0025c787" style:font-size-asian="15.75pt" style:font-size-complex="18pt"/>
    </style:style>
    <style:style style:name="P7" style:family="paragraph" style:parent-style-name="Standard">
      <style:paragraph-properties fo:text-align="end" style:justify-single-word="false"/>
      <style:text-properties fo:font-size="18pt" officeooo:rsid="001c279e" officeooo:paragraph-rsid="002748d7" style:font-size-asian="15.75pt" style:font-size-complex="18pt"/>
    </style:style>
    <style:style style:name="P8" style:family="paragraph" style:parent-style-name="Standard">
      <style:paragraph-properties fo:text-align="end" style:justify-single-word="false"/>
      <style:text-properties fo:font-size="18pt" officeooo:rsid="001e5123" officeooo:paragraph-rsid="001e5123" style:font-size-asian="15.75pt" style:font-size-complex="18pt"/>
    </style:style>
    <style:style style:name="P9" style:family="paragraph" style:parent-style-name="Standard">
      <style:paragraph-properties fo:text-align="end" style:justify-single-word="false"/>
      <style:text-properties fo:font-size="18pt" officeooo:rsid="001e5123" officeooo:paragraph-rsid="00250600" style:font-size-asian="15.75pt" style:font-size-complex="18pt"/>
    </style:style>
    <style:style style:name="P10" style:family="paragraph" style:parent-style-name="Standard">
      <style:paragraph-properties fo:text-align="end" style:justify-single-word="false"/>
      <style:text-properties fo:font-size="18pt" officeooo:rsid="001e5123" officeooo:paragraph-rsid="0025c787" style:font-size-asian="15.75pt" style:font-size-complex="18pt"/>
    </style:style>
    <style:style style:name="P11" style:family="paragraph" style:parent-style-name="Standard">
      <style:paragraph-properties fo:text-align="end" style:justify-single-word="false"/>
      <style:text-properties fo:font-size="18pt" officeooo:rsid="001e5123" officeooo:paragraph-rsid="002748d7" style:font-size-asian="15.75pt" style:font-size-complex="18pt"/>
    </style:style>
    <style:style style:name="P12" style:family="paragraph" style:parent-style-name="Standard">
      <style:paragraph-properties fo:text-align="end" style:justify-single-word="false"/>
      <style:text-properties fo:font-size="18pt" officeooo:rsid="001eaac6" officeooo:paragraph-rsid="001eaac6" style:font-size-asian="15.75pt" style:font-size-complex="18pt"/>
    </style:style>
    <style:style style:name="P13" style:family="paragraph" style:parent-style-name="Standard">
      <style:paragraph-properties fo:text-align="end" style:justify-single-word="false"/>
      <style:text-properties fo:font-size="18pt" officeooo:rsid="0021a35e" officeooo:paragraph-rsid="00250600" style:font-size-asian="15.75pt" style:font-size-complex="18pt"/>
    </style:style>
    <style:style style:name="P14" style:family="paragraph" style:parent-style-name="Standard">
      <style:paragraph-properties fo:text-align="end" style:justify-single-word="false"/>
      <style:text-properties fo:font-size="18pt" officeooo:rsid="00250600" officeooo:paragraph-rsid="00250600" style:font-size-asian="15.75pt" style:font-size-complex="18pt"/>
    </style:style>
    <style:style style:name="P15" style:family="paragraph" style:parent-style-name="Standard">
      <style:paragraph-properties fo:text-align="end" style:justify-single-word="false"/>
      <style:text-properties fo:font-size="18pt" officeooo:rsid="0025942f" officeooo:paragraph-rsid="0025942f" style:font-size-asian="15.75pt" style:font-size-complex="18pt"/>
    </style:style>
    <style:style style:name="P16" style:family="paragraph" style:parent-style-name="Standard">
      <style:paragraph-properties fo:text-align="end" style:justify-single-word="false"/>
      <style:text-properties fo:font-size="18pt" officeooo:rsid="0025942f" officeooo:paragraph-rsid="002748d7" style:font-size-asian="15.75pt" style:font-size-complex="18pt"/>
    </style:style>
    <style:style style:name="P17" style:family="paragraph" style:parent-style-name="Standard">
      <style:paragraph-properties fo:text-align="end" style:justify-single-word="false"/>
      <style:text-properties fo:font-size="18pt" officeooo:rsid="0025c787" officeooo:paragraph-rsid="001e5123" style:font-size-asian="15.75pt" style:font-size-complex="18pt"/>
    </style:style>
    <style:style style:name="P18" style:family="paragraph" style:parent-style-name="Standard">
      <style:paragraph-properties fo:text-align="end" style:justify-single-word="false"/>
      <style:text-properties fo:font-size="18pt" officeooo:rsid="0025c787" officeooo:paragraph-rsid="0025c787" style:font-size-asian="15.75pt" style:font-size-complex="18pt"/>
    </style:style>
    <style:style style:name="P19" style:family="paragraph" style:parent-style-name="Standard">
      <style:paragraph-properties fo:text-align="end" style:justify-single-word="false"/>
      <style:text-properties fo:font-size="18pt" officeooo:rsid="0025c787" officeooo:paragraph-rsid="002748d7" style:font-size-asian="15.75pt" style:font-size-complex="18pt"/>
    </style:style>
    <style:style style:name="P20" style:family="paragraph" style:parent-style-name="Standard">
      <style:paragraph-properties fo:text-align="end" style:justify-single-word="false"/>
      <style:text-properties fo:font-size="18pt" officeooo:rsid="002748d7" officeooo:paragraph-rsid="002748d7" style:font-size-asian="15.75pt" style:font-size-complex="18pt"/>
    </style:style>
    <style:style style:name="P21" style:family="paragraph" style:parent-style-name="Standard">
      <style:paragraph-properties fo:text-align="end" style:justify-single-word="false"/>
      <style:text-properties fo:font-size="18pt" officeooo:rsid="002af1fb" officeooo:paragraph-rsid="002af1fb" style:font-size-asian="15.75pt" style:font-size-complex="18pt"/>
    </style:style>
    <style:style style:name="P22" style:family="paragraph" style:parent-style-name="Heading_20_1">
      <style:paragraph-properties fo:text-align="end" style:justify-single-word="false"/>
      <style:text-properties fo:font-variant="normal" fo:text-transform="none" fo:color="#111111" style:font-name="Rokkitt" fo:font-size="25.5pt" fo:letter-spacing="normal" fo:font-style="normal" fo:font-weight="normal" officeooo:rsid="001b65e0" officeooo:paragraph-rsid="00250600" style:font-size-asian="15.75pt" style:font-size-complex="18pt"/>
    </style:style>
    <style:style style:name="P23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font-size="18pt" officeooo:rsid="001e5123" officeooo:paragraph-rsid="0015d637" style:font-size-asian="15.75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4"/>
      <text:p text:style-name="P15">linux kernal:</text:p>
      <text:p text:style-name="P15"/>
      <text:p text:style-name="P17"/>
      <text:p text:style-name="P10"/>
      <text:p text:style-name="P10">רובוט שמצלם:</text:p>
      <text:p text:style-name="P6"/>
      <text:p text:style-name="P6"><text:a xlink:type="simple" xlink:href="https://www.youtube.com/watch?v=QFQS-kzDFqg" text:style-name="Internet_20_link" text:visited-style-name="Visited_20_Internet_20_Link">https://www.youtube.com/watch?v=QFQS-kzDFqg</text:a></text:p>
      <text:p text:style-name="P6"/>
      <text:p text:style-name="P17"/>
      <text:p text:style-name="P18">או רובוט שמצלם וזז</text:p>
      <text:p text:style-name="P10"/>
      <text:p text:style-name="P10"/>
      <text:p text:style-name="P10"><text:a xlink:type="simple" xlink:href="http://robotsquare.com/2012/02/13/tutorial-segway-with-robotc/" text:style-name="Internet_20_link" text:visited-style-name="Visited_20_Internet_20_Link">http://robotsquare.com/2012/02/13/tutorial-segway-with-robotc/</text:a></text:p>
      <text:p text:style-name="P10"/>
      <text:p text:style-name="P3"/>
      <text:p text:style-name="P1"/>
      <text:p text:style-name="P1"/>
      <text:p text:style-name="P14">Arm:</text:p>
      <text:p text:style-name="P12"/>
      <text:p text:style-name="P12"><text:a xlink:type="simple" xlink:href="https://www.youtube.com/watch?v=9ItEPmwfBqg&amp;feature=youtu.be" text:style-name="Internet_20_link" text:visited-style-name="Visited_20_Internet_20_Link">https://www.youtube.com/watch?v=9ItEPmwfBqg&amp;feature=youtu.be</text:a></text:p>
      <text:p text:style-name="P12"/>
      <text:p text:style-name="P5"/>
      <text:h text:style-name="P22" text:outline-level="1">A DIY security video camera recorder</text:h>
      <text:p text:style-name="P2"><text:a xlink:type="simple" xlink:href="https://bentuino.com/2015/05/02/dvr-sec-part-1/" text:style-name="Internet_20_link" text:visited-style-name="Visited_20_Internet_20_Link">https://bentuino.com/2015/05/02/dvr-sec-part-1/</text:a></text:p>
      <text:p text:style-name="P2"/>
      <text:p text:style-name="P2"/>
      <text:p text:style-name="P12"/>
      <text:p text:style-name="P8">ערכת התחלה של BBG:</text:p>
      <text:p text:style-name="P8"/>
      <text:p text:style-name="P8"><text:soft-page-break/><text:a xlink:type="simple" xlink:href="https://www.robotshop.com/en/grove-starter-kit-for-beaglebone-green.html" text:style-name="Internet_20_link" text:visited-style-name="Visited_20_Internet_20_Link">https://www.robotshop.com/en/grove-starter-kit-for-beaglebone-green.html</text:a></text:p>
      <text:p text:style-name="P8"/>
      <text:p text:style-name="P8"/>
      <text:p text:style-name="P8"/>
      <text:p text:style-name="P8"/>
      <text:p text:style-name="P8"/>
      <text:p text:style-name="P14">השראה:</text:p>
      <text:p text:style-name="P5"/>
      <text:p text:style-name="P9">flying beagle bone.</text:p>
      <text:p text:style-name="P9"/>
      <text:p text:style-name="P9"><text:a xlink:type="simple" xlink:href="http://beagleboard.org/p/drone-on-guard/drone-on-a-leash-feed4e" text:style-name="Internet_20_link" text:visited-style-name="Visited_20_Internet_20_Link">http://beagleboard.org/p/drone-on-guard/drone-on-a-leash-feed4e</text:a></text:p>
      <text:p text:style-name="P9"/>
      <text:p text:style-name="P9"><text:a xlink:type="simple" xlink:href="https://beagleboard.org/p/mirkix/flying-beaglebone-green-448b60" text:style-name="Internet_20_link" text:visited-style-name="Visited_20_Internet_20_Link">https://beagleboard.org/p/mirkix/flying-beaglebone-green-448b60</text:a></text:p>
      <text:p text:style-name="P9"/>
      <text:p text:style-name="P9"/>
      <text:p text:style-name="P9"/>
      <text:p text:style-name="P9"/>
      <text:p text:style-name="P9"/>
      <text:p text:style-name="P9"/>
      <text:p text:style-name="P9">sorting robot:</text:p>
      <text:p text:style-name="P9"/>
      <text:p text:style-name="P9"><text:a xlink:type="simple" xlink:href="https://www.youtube.com/watch?time_continue=35&amp;v=_AihUNvn_4g&amp;feature=emb_title" text:style-name="Internet_20_link" text:visited-style-name="Visited_20_Internet_20_Link">https://www.youtube.com/watch?time_continue=35&amp;v=_AihUNvn_4g&amp;feature=emb_title</text:a></text:p>
      <text:p text:style-name="P9"/>
      <text:p text:style-name="P9"><text:a xlink:type="simple" xlink:href="http://robotsquare.com/2015/01/11/beaglebone-black-ev3-cape/" text:style-name="Internet_20_link" text:visited-style-name="Visited_20_Internet_20_Link">http://robotsquare.com/2015/01/11/beaglebone-black-ev3-cape/</text:a></text:p>
      <text:p text:style-name="P9"/>
      <text:p text:style-name="P5"/>
      <text:p text:style-name="P1"/>
      <text:p text:style-name="P9"/>
      <text:p text:style-name="P13">רובוט שמייצב את עצמו:</text:p>
      <text:p text:style-name="P9"/>
      <text:p text:style-name="P9"><text:a xlink:type="simple" xlink:href="https://www.youtube.com/watch?time_continue=573&amp;v=BIMb8D5RdGA&amp;feature=emb_title" text:style-name="Internet_20_link" text:visited-style-name="Visited_20_Internet_20_Link">https://www.youtube.com/watch?time_continue=573&amp;v=BIMb8D5RdGA&amp;feature=emb_title</text:a></text:p>
      <text:p text:style-name="P9"><text:soft-page-break/></text:p>
      <text:p text:style-name="P9"><text:a xlink:type="simple" xlink:href="https://www.cnx-software.com/2017/07/14/edumip-self-balancing-robot-kit-based-on-beaglebone-blue-is-now-available-for-50/" text:style-name="Internet_20_link" text:visited-style-name="Visited_20_Internet_20_Link">https://www.cnx-software.com/2017/07/14/edumip-self-balancing-robot-kit-based-on-beaglebone-blue-is-now-available-for-50/</text:a></text:p>
      <text:p text:style-name="P9"/>
      <text:p text:style-name="P20"/>
      <text:p text:style-name="P20"/>
      <text:p text:style-name="P19"/>
      <text:p text:style-name="P16">רובוט שזז</text:p>
      <text:p text:style-name="P16"/>
      <text:p text:style-name="P11"/>
      <text:p text:style-name="P11"><text:a xlink:type="simple" xlink:href="http://bbbrmax.blogspot.com/" text:style-name="Internet_20_link" text:visited-style-name="Visited_20_Internet_20_Link"/></text:p>
      <text:p text:style-name="P11"><text:a xlink:type="simple" xlink:href="http://bbbrmax.blogspot.com/" text:style-name="Internet_20_link" text:visited-style-name="Visited_20_Internet_20_Link"/></text:p>
      <text:p text:style-name="P11"><text:a xlink:type="simple" xlink:href="http://bbbrmax.blogspot.com/" text:style-name="Internet_20_link" text:visited-style-name="Visited_20_Internet_20_Link"/></text:p>
      <text:p text:style-name="P11"><text:a xlink:type="simple" xlink:href="http://bbbrmax.blogspot.com/" text:style-name="Internet_20_link" text:visited-style-name="Visited_20_Internet_20_Link">http://bbbrmax.blogspot.com/</text:a></text:p>
      <text:p text:style-name="P11"/>
      <text:p text:style-name="P11"/>
      <text:p text:style-name="P11"/>
      <text:p text:style-name="P7"><text:a xlink:type="simple" xlink:href="https://www.amazon.com/gp/product/1593275323//ref=as_li_ss_tl?ie=UTF8&amp;linkCode=ll1&amp;tag=lmsev3-20&amp;linkId=33b1b8586b6b3d26c839d6f48152a5f4" text:style-name="Internet_20_link" text:visited-style-name="Visited_20_Internet_20_Link">https://www.amazon.com/gp/product/1593275323//ref=as_li_ss_tl?ie=UTF8&amp;linkCode=ll1&amp;tag=lmsev3-20&amp;linkId=33b1b8586b6b3d26c839d6f48152a5f4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נספחים:</text:p>
      <text:p text:style-name="P21"/>
      <text:p text:style-name="P21">Beagle Bone:</text:p>
      <text:p text:style-name="P21"><text:soft-page-break/></text:p>
      <text:p text:style-name="P21"/>
      <text:p text:style-name="P21">איך לחבר את זה לאינטרנט:</text:p>
      <text:p text:style-name="P21"/>
      <text:p text:style-name="P21"/>
      <text:p text:style-name="P21">https://elementztechblog.wordpress.com/2014/12/22/sharing-internet-using-network-over-usb-in-beaglebone-black/amp/</text:p>
      <text:p text:style-name="P21"/>
      <text:p text:style-name="P21"/>
      <text:p text:style-name="P21">https://www.digikey.com/en/maker/blogs/how-to-connect-a-beaglebone-black-to-the-internet-using-usb</text:p>
      <text:p text:style-name="P21"/>
      <text:p text:style-name="P21"/>
      <text:p text:style-name="P21"/>
      <text:p text:style-name="P21">http://exploringbeaglebone.com/chapter2/</text:p>
      <text:p text:style-name="P21"/>
      <text:p text:style-name="P21">http://192.168.7.2/bone101/Support/bone101/</text:p>
      <text:p text:style-name="P21"/>
      <text:p text:style-name="P21"/>
      <text:p text:style-name="P21">https://www.youtube.com/watch?v=UMEUo6Wm6u4&amp;list=PLGs0VKk2DiYyThNvj6VyDFmOnQ8ncXk8b&amp;index=1</text:p>
      <text:p text:style-name="P21"/>
      <text:p text:style-name="P21"/>
      <text:p text:style-name="P21"/>
      <text:p text:style-name="P21"/>
      <text:p text:style-name="P21"/>
      <text:p text:style-name="P21">cloud9:</text:p>
      <text:p text:style-name="P21"/>
      <text:p text:style-name="P21">http://192.168.7.2:3000/ide.html</text:p>
      <text:p text:style-name="P21"/>
      <text:p text:style-name="P21"/>
      <text:p text:style-name="P21"/>
      <text:p text:style-name="P21">examples:</text:p>
      <text:p text:style-name="P21"/>
      <text:p text:style-name="P21"><text:soft-page-break/>https://beagleboard.org/p/categories/documentation?page=1&amp;part_id=14161&amp;sort=trending</text:p>
      <text:p text:style-name="P21"/>
      <text:p text:style-name="P21"/>
      <text:p text:style-name="P21">http://beagleboard.org/p</text:p>
      <text:p text:style-name="P21"/>
      <text:p text:style-name="P21">http://beagleboard.org/p/drone-on-guard/drone-on-a-leash-feed4e</text:p>
      <text:p text:style-name="P21"/>
      <text:p text:style-name="P21"/>
      <text:p text:style-name="P21">https://elinux.org/Beagleboard:BeagleBoneBlack#Books</text:p>
      <text:p text:style-name="P21"/>
      <text:p text:style-name="P21"/>
      <text:p text:style-name="P21">https://beagleboard.org/cookbook</text:p>
      <text:p text:style-name="P21"/>
      <text:p text:style-name="P21"/>
      <text:p text:style-name="P21">http://www.minorw.net/data/ExploringBeagleBone.pdf</text:p>
      <text:p text:style-name="P21"/>
      <text:p text:style-name="P21">https://www.amazon.com/Exploring-BeagleBone-Techniques-Building-Embedded/dp/1119533163/ref=dp_ob_title_bk</text:p>
      <text:p text:style-name="P21"/>
      <text:p text:style-name="P21"/>
      <text:p text:style-name="P21">chat:</text:p>
      <text:p text:style-name="P21"/>
      <text:p text:style-name="P21">http://beagleboard.org/chat</text:p>
      <text:p text:style-name="P21"/>
      <text:p text:style-name="P21"/>
      <text:p text:style-name="P21"/>
      <text:p text:style-name="P21"/>
      <text:p text:style-name="P21">ssh connection:</text:p>
      <text:p text:style-name="P21"/>
      <text:p text:style-name="P21">putty:</text:p>
      <text:p text:style-name="P21"/>
      <text:p text:style-name="P21">Example: '192.168.7.2'</text:p>
      <text:p text:style-name="P21"/>
      <text:p text:style-name="P21">Data Types: char</text:p>
      <text:p text:style-name="P21"><text:soft-page-break/></text:p>
      <text:p text:style-name="P21">username — Root user name on BeagleBone Black hardware</text:p>
      <text:p text:style-name="P21">root (default) | debian | user name</text:p>
      <text:p text:style-name="P21">The user name of the root user on the BeagleBone Black hardware, specified as a character vector.</text:p>
      <text:p text:style-name="P21"/>
      <text:p text:style-name="P21">Example: 'debian'</text:p>
      <text:p text:style-name="P21"/>
      <text:p text:style-name="P21">Data Types: char</text:p>
      <text:p text:style-name="P21"/>
      <text:p text:style-name="P21">password — Root password on BeagleBone Black hardware</text:p>
      <text:p text:style-name="P21">no password (default) | temppwd | user password</text:p>
      <text:p text:style-name="P21">The password of the root user on the BeagleBone Black hardware, specified as a character vector.</text:p>
      <text:p text:style-name="P21"/>
      <text:p text:style-name="P21">Example: 'yaron1989!'</text:p>
      <text:p text:style-name="P21"/>
      <text:p text:style-name="P21">Data Types: cha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kkitt" svg:font-family="Rokkit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7:32:50.338166455</meta:creation-date>
    <dc:date>2020-03-20T21:25:54.536404789</dc:date>
    <meta:editing-duration>PT2H14M5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7" meta:paragraph-count="58" meta:word-count="150" meta:character-count="2512" meta:non-whitespace-character-count="2418"/>
  </office:meta>
</office:document-meta>
</file>